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0" style:family="table-cell" style:parent-style-name="Default" style:data-style-name="N80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" style:family="table-cell" style:parent-style-name="Default" style:data-style-name="N80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udg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ce9"/>
        <table:table-row table:style-name="ro1">
          <table:table-cell office:value-type="string" calcext:value-type="string">
            <text:p>Tidsplanen forvent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Opgaver</text:p>
          </table:table-cell>
          <table:table-cell table:style-name="ce6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6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6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7" office:value-type="date" office:date-value="2018-11-26" calcext:value-type="date">
            <text:p>26. nov. 2018</text:p>
          </table:table-cell>
          <table:table-cell table:style-name="ce7" office:value-type="date" office:date-value="2018-11-27" calcext:value-type="date">
            <text:p>27. nov. 2018</text:p>
          </table:table-cell>
          <table:table-cell table:style-name="ce7" office:value-type="date" office:date-value="2018-11-28" calcext:value-type="date">
            <text:p>28. nov. 2018</text:p>
          </table:table-cell>
          <table:table-cell table:style-name="ce7" office:value-type="date" office:date-value="2018-11-29" calcext:value-type="date">
            <text:p>29. nov. 2018</text:p>
          </table:table-cell>
          <table:table-cell table:style-name="ce7" office:value-type="date" office:date-value="2018-11-30" calcext:value-type="date">
            <text:p>30. nov. 2018</text:p>
          </table:table-cell>
          <table:table-cell table:style-name="ce7" office:value-type="date" office:date-value="2018-12-01" calcext:value-type="date">
            <text:p>1. dec. 2018</text:p>
          </table:table-cell>
          <table:table-cell table:style-name="ce7" office:value-type="date" office:date-value="2018-12-02" calcext:value-type="date">
            <text:p>2. dec. 2018</text:p>
          </table:table-cell>
          <table:table-cell table:style-name="ce7" office:value-type="date" office:date-value="2018-12-03" calcext:value-type="date">
            <text:p>3. dec. 2018</text:p>
          </table:table-cell>
          <table:table-cell table:style-name="ce7" office:value-type="date" office:date-value="2018-12-04" calcext:value-type="date">
            <text:p>4. dec. 2018</text:p>
          </table:table-cell>
          <table:table-cell table:style-name="ce7" office:value-type="date" office:date-value="2018-12-05" calcext:value-type="date">
            <text:p>5. dec. 2018</text:p>
          </table:table-cell>
          <table:table-cell table:style-name="ce7" office:value-type="date" office:date-value="2018-12-06" calcext:value-type="date">
            <text:p>6. dec. 2018</text:p>
          </table:table-cell>
          <table:table-cell table:style-name="ce7" office:value-type="date" office:date-value="2018-12-07" calcext:value-type="date">
            <text:p>7. dec. 2018</text:p>
          </table:table-cell>
          <table:table-cell table:style-name="ce7" office:value-type="date" office:date-value="2018-12-08" calcext:value-type="date">
            <text:p>8. dec. 2018</text:p>
          </table:table-cell>
          <table:table-cell table:style-name="ce7" office:value-type="date" office:date-value="2018-12-09" calcext:value-type="date">
            <text:p>9. dec. 2018</text:p>
          </table:table-cell>
          <table:table-cell table:style-name="ce7" office:value-type="date" office:date-value="2018-12-10" calcext:value-type="date">
            <text:p>10. dec. 2018</text:p>
          </table:table-cell>
          <table:table-cell table:style-name="ce7" office:value-type="date" office:date-value="2018-12-11" calcext:value-type="date">
            <text:p>11. dec. 2018</text:p>
          </table:table-cell>
          <table:table-cell table:style-name="ce7" office:value-type="date" office:date-value="2018-12-12" calcext:value-type="date">
            <text:p>12. dec. 2018</text:p>
          </table:table-cell>
          <table:table-cell table:style-name="ce7" office:value-type="date" office:date-value="2018-12-13" calcext:value-type="date">
            <text:p>13. dec. 2018</text:p>
          </table:table-cell>
          <table:table-cell table:style-name="ce7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drivhusstyring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egning af ventilationssyste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øder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</table:table>
      <table:table table:name="Reliaseret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19" table:default-cell-style-name="ce9"/>
        <table:table-row table:style-name="ro1">
          <table:table-cell office:value-type="string" calcext:value-type="string">
            <text:p>Tidsplanen realiser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Opgaver</text:p>
          </table:table-cell>
          <table:table-cell table:style-name="ce6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6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6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7" office:value-type="date" office:date-value="2018-11-26" calcext:value-type="date">
            <text:p>26. nov. 2018</text:p>
          </table:table-cell>
          <table:table-cell table:style-name="ce7" office:value-type="date" office:date-value="2018-11-27" calcext:value-type="date">
            <text:p>27. nov. 2018</text:p>
          </table:table-cell>
          <table:table-cell table:style-name="ce7" office:value-type="date" office:date-value="2018-11-28" calcext:value-type="date">
            <text:p>28. nov. 2018</text:p>
          </table:table-cell>
          <table:table-cell table:style-name="ce7" office:value-type="date" office:date-value="2018-11-29" calcext:value-type="date">
            <text:p>29. nov. 2018</text:p>
          </table:table-cell>
          <table:table-cell table:style-name="ce7" office:value-type="date" office:date-value="2018-11-30" calcext:value-type="date">
            <text:p>30. nov. 2018</text:p>
          </table:table-cell>
          <table:table-cell table:style-name="ce7" office:value-type="date" office:date-value="2018-12-01" calcext:value-type="date">
            <text:p>1. dec. 2018</text:p>
          </table:table-cell>
          <table:table-cell table:style-name="ce7" office:value-type="date" office:date-value="2018-12-02" calcext:value-type="date">
            <text:p>2. dec. 2018</text:p>
          </table:table-cell>
          <table:table-cell table:style-name="ce7" office:value-type="date" office:date-value="2018-12-03" calcext:value-type="date">
            <text:p>3. dec. 2018</text:p>
          </table:table-cell>
          <table:table-cell table:style-name="ce7" office:value-type="date" office:date-value="2018-12-04" calcext:value-type="date">
            <text:p>4. dec. 2018</text:p>
          </table:table-cell>
          <table:table-cell table:style-name="ce7" office:value-type="date" office:date-value="2018-12-05" calcext:value-type="date">
            <text:p>5. dec. 2018</text:p>
          </table:table-cell>
          <table:table-cell table:style-name="ce7" office:value-type="date" office:date-value="2018-12-06" calcext:value-type="date">
            <text:p>6. dec. 2018</text:p>
          </table:table-cell>
          <table:table-cell table:style-name="ce7" office:value-type="date" office:date-value="2018-12-07" calcext:value-type="date">
            <text:p>7. dec. 2018</text:p>
          </table:table-cell>
          <table:table-cell table:style-name="ce7" office:value-type="date" office:date-value="2018-12-08" calcext:value-type="date">
            <text:p>8. dec. 2018</text:p>
          </table:table-cell>
          <table:table-cell table:style-name="ce7" office:value-type="date" office:date-value="2018-12-09" calcext:value-type="date">
            <text:p>9. dec. 2018</text:p>
          </table:table-cell>
          <table:table-cell table:style-name="ce7" office:value-type="date" office:date-value="2018-12-10" calcext:value-type="date">
            <text:p>10. dec. 2018</text:p>
          </table:table-cell>
          <table:table-cell table:style-name="ce7" office:value-type="date" office:date-value="2018-12-11" calcext:value-type="date">
            <text:p>11. dec. 2018</text:p>
          </table:table-cell>
          <table:table-cell table:style-name="ce7" office:value-type="date" office:date-value="2018-12-12" calcext:value-type="date">
            <text:p>12. dec. 2018</text:p>
          </table:table-cell>
          <table:table-cell table:style-name="ce7" office:value-type="date" office:date-value="2018-12-13" calcext:value-type="date">
            <text:p>13. dec. 2018</text:p>
          </table:table-cell>
          <table:table-cell table:style-name="ce7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drivhusstyring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egning af ventilationssyste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7"/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ø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-00-0000</text:date>, <text:time style:data-style-name="N2" text:time-value="08:19:37.883073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6:44.610469203</meta:creation-date>
    <dc:date>2018-12-10T08:23:21.061077494</dc:date>
    <meta:editing-duration>PT1H30M10S</meta:editing-duration>
    <meta:editing-cycles>12</meta:editing-cycles>
    <meta:generator>LibreOffice/6.0.6.2$Linux_X86_64 LibreOffice_project/00m0$Build-2</meta:generator>
    <meta:document-statistic meta:table-count="2" meta:cell-count="197" meta:object-count="0"/>
  </office:meta>
</office:document-meta>
</file>